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6db84" officeooo:paragraph-rsid="0086db84" style:font-size-asian="12.6000003814697pt" style:font-style-asian="italic" style:font-weight-asian="normal" style:font-size-complex="14.3999996185303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92d515" officeooo:paragraph-rsid="0096ddc3" style:font-size-asian="12.6000003814697pt" style:font-style-asian="italic" style:font-weight-asian="bold" style:font-size-complex="14.3999996185303pt" style:font-style-complex="italic" style:font-weight-complex="bold"/>
    </style:style>
    <style:style style:name="P17" style:family="paragraph" style:parent-style-name="Standard">
      <style:text-properties style:font-name="Calibri1" fo:font-size="16pt" style:text-underline-style="none" officeooo:rsid="0062b327" officeooo:paragraph-rsid="00e5b067" style:font-size-asian="16pt" style:font-size-complex="16pt"/>
    </style:style>
    <style:style style:name="P18" style:family="paragraph" style:parent-style-name="Standard">
      <style:text-properties style:font-name="Calibri1" fo:font-size="16pt" style:text-underline-style="none" officeooo:rsid="006175d3" officeooo:paragraph-rsid="00e5b067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4pt" officeooo:paragraph-rsid="00812ca7" style:font-size-asian="14pt"/>
    </style:style>
    <style:style style:name="P20" style:family="paragraph" style:parent-style-name="Standard"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ae59a" officeooo:paragraph-rsid="00eae59a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c26ff" officeooo:paragraph-rsid="00ec26ff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df893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55601"/>
    </style:style>
    <style:style style:name="T3" style:family="text">
      <style:text-properties officeooo:rsid="0096ddc3"/>
    </style:style>
    <style:style style:name="T4" style:family="text">
      <style:text-properties officeooo:rsid="009fc20d"/>
    </style:style>
    <style:style style:name="T5" style:family="text">
      <style:text-properties officeooo:rsid="00a09926"/>
    </style:style>
    <style:style style:name="T6" style:family="text">
      <style:text-properties officeooo:rsid="00ccd33f"/>
    </style:style>
    <style:style style:name="T7" style:family="text">
      <style:text-properties officeooo:rsid="005c2070"/>
    </style:style>
    <style:style style:name="T8" style:family="text">
      <style:text-properties officeooo:rsid="0063f612"/>
    </style:style>
    <style:style style:name="T9" style:family="text">
      <style:text-properties officeooo:rsid="00653909"/>
    </style:style>
    <style:style style:name="T10" style:family="text">
      <style:text-properties fo:color="#3465a4" loext:opacity="100%" fo:font-style="normal" fo:font-weight="bold" style:font-style-asian="normal" style:font-weight-asian="bold" style:font-size-complex="14pt" style:font-weight-complex="bold"/>
    </style:style>
    <style:style style:name="T11" style:family="text">
      <style:text-properties officeooo:rsid="00e8b05c"/>
    </style:style>
    <style:style style:name="T12" style:family="text">
      <style:text-properties officeooo:rsid="00e9e3a7"/>
    </style:style>
    <style:style style:name="T13" style:family="text">
      <style:text-properties officeooo:rsid="00ec26ff"/>
    </style:style>
    <style:style style:name="T14" style:family="text">
      <style:text-properties officeooo:rsid="00f51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39966743127648">
          <table:table-cell table:style-name="Tableau1.A1" table:number-columns-spanned="4" office:value-type="string">
            <text:p text:style-name="P8">Activité 1: Perdus dans le noir</text:p>
          </table:table-cell>
          <table:covered-table-cell/>
          <table:covered-table-cell/>
          <table:covered-table-cell/>
        </table:table-row>
        <table:table-row table:style-name="TableLine94244085728736">
          <table:table-cell table:style-name="Tableau1.A2" table:number-columns-spanned="2" office:value-type="string">
            <text:p text:style-name="P19"><text:span text:style-name="T10">Objectifs :</text:span>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1h<text:span text:style-name="T11">30-2h</text:span></text:p>
          </table:table-cell>
          <table:covered-table-cell/>
        </table:table-row>
        <table:table-row table:style-name="TableLine94244085244032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1">Par groupe : 1 ampoule, 1 pile cylindrique et une pile plate, 1 fil de connexion</text:p>
          </table:table-cell>
          <table:covered-table-cell/>
          <table:covered-table-cell/>
          <table:covered-table-cell/>
        </table:table-row>
        <table:table-row table:style-name="TableLine94244085765968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244085766992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4244085769296">
          <table:table-cell table:style-name="Tableau1.A7" office:value-type="string">
            <text:p text:style-name="P10"><text:span text:style-name="T4">Mise </text:span><text:span text:style-name="T5">en place </text:span><text:span text:style-name="T6">et </text:span>Consignes</text:p>
          </table:table-cell>
          <table:table-cell table:style-name="Tableau1.B7" table:number-columns-spanned="2" office:value-type="string">
            <text:p text:style-name="P13">Toute la classe</text:p>
          </table:table-cell>
          <table:covered-table-cell/>
          <table:table-cell table:style-name="Tableau1.D7" office:value-type="string">
            <text:p text:style-name="P14">5-<text:span text:style-name="T6">10</text:span> min</text:p>
          </table:table-cell>
        </table:table-row>
        <table:table-row table:style-name="TableLine94244085771952">
          <table:table-cell table:style-name="Tableau1.A9" table:number-columns-spanned="4" office:value-type="string">
            <text:p text:style-name="P15">Pour la séance d'aujourd'hui, nous allons travailler en groupe (de <text:span text:style-name="T12">2 ou 3) : il s’agit d’une activité expérimentale</text:span></text:p>
          </table:table-cell>
          <table:covered-table-cell/>
          <table:covered-table-cell/>
          <table:covered-table-cell/>
        </table:table-row>
        <table:table-row table:style-name="TableLine94244085773376">
          <table:table-cell table:style-name="Tableau1.A9" table:number-columns-spanned="4" office:value-type="string">
            <text:p text:style-name="P16">Lecture commune d<text:span text:style-name="T2">u contexte. </text:span><text:span text:style-name="T3">Lecture Q1</text:span></text:p>
          </table:table-cell>
          <table:covered-table-cell/>
          <table:covered-table-cell/>
          <table:covered-table-cell/>
        </table:table-row>
        <table:table-row table:style-name="TableLine94244085774000">
          <table:table-cell table:style-name="Tableau1.A15" table:number-columns-spanned="4" office:value-type="string">
            <text:p text:style-name="P22">Le but c’est donc d’allumer l’ampoule, appeler moi quand c’est bon</text:p>
          </table:table-cell>
          <table:covered-table-cell/>
          <table:covered-table-cell/>
          <table:covered-table-cell/>
        </table:table-row>
        <table:table-row table:style-name="TableLine94244085774000">
          <table:table-cell table:style-name="Tableau1.A15" table:number-columns-spanned="4" office:value-type="string">
            <text:p text:style-name="P26">Un premier groupe a réussi, il faut dessiner <text:span text:style-name="T13">(très précisement) </text:span>sur le cahier sur la page d’après.</text:p>
          </table:table-cell>
          <table:covered-table-cell/>
          <table:covered-table-cell/>
          <table:covered-table-cell/>
        </table:table-row>
        <table:table-row table:style-name="TableLine94244085774000">
          <table:table-cell table:style-name="Tableau1.A15" table:number-columns-spanned="4" office:value-type="string">
            <text:p text:style-name="P23">On passe à la pile plate, pareil il faut dessiner quand on trouve</text:p>
          </table:table-cell>
          <table:covered-table-cell/>
          <table:covered-table-cell/>
          <table:covered-table-cell/>
        </table:table-row>
        <table:table-row table:style-name="TableLine94244085774000">
          <table:table-cell table:style-name="Tableau1.A15" table:number-columns-spanned="4" office:value-type="string">
            <text:p text:style-name="P24">Temps pour la question d</text:p>
          </table:table-cell>
          <table:covered-table-cell/>
          <table:covered-table-cell/>
          <table:covered-table-cell/>
        </table:table-row>
        <table:table-row table:style-name="TableLine94244085774000">
          <table:table-cell table:style-name="Tableau1.A15" table:number-columns-spanned="4" office:value-type="string">
            <text:p text:style-name="P24">Discussion sur qu’est-ce qu’un circuit électrique (je veux entendre boucle)</text:p>
          </table:table-cell>
          <table:covered-table-cell/>
          <table:covered-table-cell/>
          <table:covered-table-cell/>
        </table:table-row>
        <table:table-row table:style-name="TableLine94244085774000">
          <table:table-cell table:style-name="Tableau1.A15" table:number-columns-spanned="4" office:value-type="string">
            <text:p text:style-name="P25">Le cours</text:p>
          </table:table-cell>
          <table:covered-table-cell/>
          <table:covered-table-cell/>
          <table:covered-table-cell/>
        </table:table-row>
        <table:table-row table:style-name="TableLine94244085799104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244085799968">
          <table:table-cell table:style-name="Tableau1.A17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244085801232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244085801936">
          <table:table-cell table:style-name="Tableau1.A19" table:number-columns-spanned="4" office:value-type="string">
            <text:p text:style-name="P3">Activité <text:s/><text:sequence text:ref-name="refDrawing0" text:name="Drawing" text:formula="ooow:Drawing+1" style:num-format="1">1</text:sequence> :</text:p>
            <text:p text:style-name="P20">La lampe et la pile possèdent deux bornes (ou deux pôles) : ce sont des <text:span text:style-name="T1">dipôles</text:span>. Pour que la lampe brille, ses deux</text:p>
            <text:p text:style-name="P20">bornes doivent être connectées aux deux bornes de la pile, soit directement, soit en utilisant des fils: la pile, les fils et la lampe forment une boucle. En physique, on appelle le montage ainsi réalisé un <text:span text:style-name="T1">circuit électrique fermé.</text:span></text:p>
            <text:p text:style-name="P20">• La pile est <text:span text:style-name="T14">un</text:span> générateur.</text:p>
            <text:p text:style-name="P20">• La lampe est <text:span text:style-name="T14">un</text:span> récepteur.</text:p>
            <text:p text:style-name="P20">• Les fils sont <text:span text:style-name="T14">des</text:span> connecteurs.</text:p>
            <text:p text:style-name="P20">Un circuit électrique est généralement composé d’au moins un</text:p>
            <text:p text:style-name="P20">générateur, un récepteur et un interrupteur relié les uns</text:p>
            <text:p text:style-name="P20">aux autres par des connecteurs.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6M28S</meta:editing-duration>
    <meta:editing-cycles>135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18:37:58.116155569</dc:date>
    <meta:document-statistic meta:table-count="1" meta:image-count="0" meta:object-count="0" meta:page-count="1" meta:paragraph-count="32" meta:word-count="237" meta:character-count="1346" meta:non-whitespace-character-count="1140"/>
  </office:meta>
</office:document-meta>
</file>